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5.3181in" table:align="center" style:writing-mode="lr-tb"/>
    </style:style>
    <style:style style:name="Table1.A" style:family="table-column">
      <style:table-column-properties style:column-width="0.4361in"/>
    </style:style>
    <style:style style:name="Table1.B" style:family="table-column">
      <style:table-column-properties style:column-width="0.3472in"/>
    </style:style>
    <style:style style:name="Table1.O" style:family="table-column">
      <style:table-column-properties style:column-width="0.3681in"/>
    </style:style>
    <style:style style:name="Table1.1" style:family="table-row">
      <style:table-row-properties style:min-row-height="0.1979in" style:keep-together="true" fo:keep-together="auto"/>
    </style:style>
    <style:style style:name="Table1.A1" style:family="table-cell">
      <style:table-cell-properties style:vertical-align="bottom" fo:padding-left="0.075in" fo:padding-right="0.075in" fo:padding-top="0in" fo:padding-bottom="0in" fo:border-left="0.0139in solid #000000" fo:border-right="none" fo:border-top="0.0139in solid #000000" fo:border-bottom="0.0069in solid #000000" style:writing-mode="lr-tb"/>
    </style:style>
    <style:style style:name="Table1.B1" style:family="table-cell">
      <style:table-cell-properties style:vertical-align="bottom" fo:background-color="#00ccff" fo:padding-left="0.075in" fo:padding-right="0.075in" fo:padding-top="0in" fo:padding-bottom="0in" fo:border-left="0.0069in solid #000000" fo:border-right="none" fo:border-top="0.0139in solid #000000" fo:border-bottom="none" style:writing-mode="lr-tb">
        <style:background-image/>
      </style:table-cell-properties>
    </style:style>
    <style:style style:name="Table1.O1" style:family="table-cell">
      <style:table-cell-properties style:vertical-align="bottom" fo:background-color="#ffff00" fo:padding-left="0.075in" fo:padding-right="0.075in" fo:padding-top="0in" fo:padding-bottom="0in" fo:border-left="0.0069in solid #000000" fo:border-right="0.0139in solid #000000" fo:border-top="0.0139in solid #000000" fo:border-bottom="none" style:writing-mode="lr-tb">
        <style:background-image/>
      </style:table-cell-properties>
    </style:style>
    <style:style style:name="Table1.2" style:family="table-row">
      <style:table-row-properties style:min-row-height="0.1875in" style:keep-together="true" fo:keep-together="auto"/>
    </style:style>
    <style:style style:name="Table1.A2" style:family="table-cell">
      <style:table-cell-properties style:vertical-align="bottom" fo:background-color="#00ccff"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2" style:family="table-cell">
      <style:table-cell-properties style:vertical-align="bottom" fo:background-color="#ccfff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C2" style:family="table-cell">
      <style:table-cell-properties style:vertical-align="bottom" fo:background-color="#ccfff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O2" style:family="table-cell">
      <style:table-cell-properties style:vertical-align="bottom" fo:background-color="#ffff99" fo:padding-left="0.075in" fo:padding-right="0.075in" fo:padding-top="0in" fo:padding-bottom="0in" fo:border-left="0.0139in solid #000000" fo:border-right="0.0139in solid #000000" fo:border-top="0.0139in solid #000000" fo:border-bottom="0.0069in solid #000000" style:writing-mode="lr-tb">
        <style:background-image/>
      </style:table-cell-properties>
    </style:style>
    <style:style style:name="Table1.3" style:family="table-row">
      <style:table-row-properties style:min-row-height="0.1771in" style:keep-together="true" fo:keep-together="auto"/>
    </style:style>
    <style:style style:name="Table1.B3" style:family="table-cell">
      <style:table-cell-properties style:vertical-align="bottom" fo:background-color="#ccffff"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C3" style:family="table-cell">
      <style:table-cell-properties style:vertical-align="bottom"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O3" style:family="table-cell">
      <style:table-cell-properties style:vertical-align="bottom" fo:background-color="#ffff99" fo:padding-left="0.075in" fo:padding-right="0.075in" fo:padding-top="0in" fo:padding-bottom="0in" fo:border-left="0.0139in solid #000000" fo:border-right="0.0139in solid #000000" fo:border-top="none" fo:border-bottom="0.0069in solid #000000" style:writing-mode="lr-tb">
        <style:background-image/>
      </style:table-cell-properties>
    </style:style>
    <style:style style:name="Table1.A4" style:family="table-cell">
      <style:table-cell-properties style:vertical-align="bottom" fo:background-color="#00ccff"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1.B4" style:family="table-cell">
      <style:table-cell-properties style:vertical-align="bottom" fo:background-color="#ccffff"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1.C4" style:family="table-cell">
      <style:table-cell-properties style:vertical-align="bottom" fo:background-color="#ccffff"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1.O4" style:family="table-cell">
      <style:table-cell-properties style:vertical-align="bottom" fo:background-color="#ffff99" fo:padding-left="0.075in" fo:padding-right="0.075in" fo:padding-top="0in" fo:padding-bottom="0in" fo:border-left="0.0139in solid #000000" fo:border-right="0.0139in solid #000000" fo:border-top="none" fo:border-bottom="0.0139in solid #000000" style:writing-mode="lr-tb">
        <style:background-image/>
      </style:table-cell-properties>
    </style:style>
    <style:style style:name="P1" style:family="paragraph" style:parent-style-name="Code">
      <style:text-properties fo:color="#0000ff"/>
    </style:style>
    <style:style style:name="P2" style:family="paragraph" style:parent-style-name="Code">
      <style:text-properties fo:color="#0000ff" fo:language="fr" fo:country="FR"/>
    </style:style>
    <style:style style:name="P3" style:family="paragraph" style:parent-style-name="Heading_20_1">
      <style:paragraph-properties fo:break-before="page"/>
    </style:style>
    <style:style style:name="P4" style:family="paragraph" style:parent-style-name="Standard" style:list-style-name="WW8Num1"/>
    <style:style style:name="P5" style:family="paragraph" style:parent-style-name="Standard">
      <style:paragraph-properties style:snap-to-layout-grid="fals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snap-to-layout-grid="false"/>
      <style:text-properties style:font-name="Arial" fo:font-size="10pt" fo:font-weight="bold" style:font-size-asian="10pt" style:font-weight-asian="bold" style:font-name-complex="Arial" style:font-size-complex="10pt"/>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indent="0.5in" style:auto-text-indent="false"/>
      <style:text-properties fo:language="fr" fo:country="FR"/>
    </style:style>
    <style:style style:name="P10" style:family="paragraph" style:parent-style-name="Standard">
      <style:paragraph-properties fo:margin-left="0.5in" fo:margin-right="0in" fo:text-indent="0.5in" style:auto-text-indent="false"/>
    </style:style>
    <style:style style:name="P11" style:family="paragraph" style:parent-style-name="Standard">
      <style:paragraph-properties fo:margin-left="0.5in" fo:margin-right="0in" fo:text-indent="0.5in" style:auto-text-indent="false"/>
      <style:text-properties fo:language="fr" fo:country="FR"/>
    </style:style>
    <style:style style:name="P12" style:family="paragraph" style:parent-style-name="Standard">
      <style:paragraph-properties fo:margin-left="1in" fo:margin-right="0in" fo:text-indent="0in" style:auto-text-indent="false"/>
    </style:style>
    <style:style style:name="P13" style:family="paragraph" style:parent-style-name="Standard" style:master-page-name="Standard">
      <style:paragraph-properties style:page-number="auto"/>
    </style:style>
    <style:style style:name="T1" style:family="text">
      <style:text-properties fo:font-style="italic" style:font-style-asian="italic"/>
    </style:style>
    <style:style style:name="T2" style:family="text">
      <style:text-properties fo:color="#0000ff"/>
    </style:style>
    <style:style style:name="T3" style:family="text">
      <style:text-properties fo:color="#ff0000"/>
    </style:style>
    <style:style style:name="T4" style:family="text">
      <style:text-properties fo:color="#ff0000"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h text:style-name="Heading_20_1" text:outline-level="1">Tool Evaluation</text:h>
      <text:p text:style-name="Standard">The first phase of evaluations regards the developer tools themselves.</text:p>
      <text:h text:style-name="Heading_20_2" text:outline-level="2">Technical Tests</text:h>
      <text:h text:style-name="Heading_20_3" text:outline-level="3">Evaluation Criteria</text:h>
      <text:p text:style-name="Standard">Following are the thirteen evaluation test case details along with their descriptions. In addition to these tests we also evaluated the target systems ability to handle linefeed conversions automatically.</text:p>
      <text:p text:style-name="Standard">For the purposes of consistent and fair comparison we used the “Hello World” Ruby example available online. The file whose name is “<text:span text:style-name="T1">hello.rb</text:span>” has the following content:</text:p>
      <text:p text:style-name="P1">#! /usr/bin/env ruby</text:p>
      <text:p text:style-name="P1">def hello</text:p>
      <text:p text:style-name="P1"><text:s text:c="2"/>puts 'hello world'</text:p>
      <text:p text:style-name="P1">end</text:p>
      <text:p text:style-name="Standard">We will be using the Hello World ruby file example from the rerere documentation available online.</text:p>
      <text:p text:style-name="Standard">Nomenclature (hope this helps you understand the use cases):</text:p>
      <text:p text:style-name="P1">T <text:s text:c="4"/>:: trunk</text:p>
      <text:p text:style-name="P1">A <text:s text:c="4"/>:: branch a</text:p>
      <text:p text:style-name="P1">B <text:s text:c="4"/>:: branch b</text:p>
      <text:p text:style-name="P1">Xn <text:s text:c="3"/>:: n-th change on repository X</text:p>
      <text:p text:style-name="P1">(n,*) :: repeat steps from test case n</text:p>
      <text:p text:style-name="P1">B=T <text:s text:c="2"/>:: create a branch B from trunk T</text:p>
      <text:p text:style-name="P1">M-&gt;N <text:s/>:: merge from M to N</text:p>
      <text:p text:style-name="Standard">Use Cases:</text:p>
      <text:p text:style-name="Standard"/>
      <text:list xml:id="list1380763692" text:style-name="WW8Num1">
        <text:list-item>
          <text:p text:style-name="P4">Create a branch from trunk:</text:p>
        </text:list-item>
      </text:list>
      <text:p text:style-name="P2">T,A=T</text:p>
      <text:p text:style-name="P9">Criteria:</text:p>
      <text:p text:style-name="P11">None</text:p>
      <text:list xml:id="list1124761353" text:continue-numbering="true" text:style-name="WW8Num1">
        <text:list-item>
          <text:p text:style-name="P4">Merge simple change from trunk to branch:</text:p>
        </text:list-item>
      </text:list>
      <text:p text:style-name="P1">(1),T1,T1-&gt;A1</text:p>
      <text:p text:style-name="P8">Criteria:</text:p>
      <text:p text:style-name="P10"><text:soft-page-break/>A1 changed to “hola world”.</text:p>
      <text:p text:style-name="P10">No interactive merge required</text:p>
      <text:list xml:id="list987750856" text:continue-numbering="true" text:style-name="WW8Num1">
        <text:list-item>
          <text:p text:style-name="P4">Merge simple change from branch to trunk</text:p>
        </text:list-item>
      </text:list>
      <text:p text:style-name="P1">(1),A1,A1-&gt;T1</text:p>
      <text:p text:style-name="P8">Criteria:</text:p>
      <text:p text:style-name="P10">A1 changed to “hola world”.</text:p>
      <text:p text:style-name="P10">No interactive merge required</text:p>
      <text:list xml:id="list2044170440" text:continue-numbering="true" text:style-name="WW8Num1">
        <text:list-item>
          <text:p text:style-name="P4">Merge simple change from branch to trunk, and then to alternate branch</text:p>
        </text:list-item>
      </text:list>
      <text:p text:style-name="P2">(1,B=T),A1,A1-&gt;T1,T1-&gt;B1</text:p>
      <text:p text:style-name="P8">Criteria:</text:p>
      <text:p text:style-name="P10">A1 changed to “hola world”.</text:p>
      <text:p text:style-name="P10">No interactive merge required</text:p>
      <text:list xml:id="list1844738040" text:continue-numbering="true" text:style-name="WW8Num1">
        <text:list-item>
          <text:p text:style-name="P4">Merge simple change from branch to trunk, then to alternate branch, then lastly alternate branch to trunk</text:p>
        </text:list-item>
      </text:list>
      <text:p text:style-name="P1">(4),B1-&gt;T1</text:p>
      <text:p text:style-name="P8">Criteria:</text:p>
      <text:p text:style-name="P10">A1 changed to “hola world”.</text:p>
      <text:p text:style-name="P10">No interactive merge required.</text:p>
      <text:p text:style-name="P10">Empty merge (or no merge required) from alternate branch to trunk</text:p>
      <text:list xml:id="list1171587178" text:continue-numbering="true" text:style-name="WW8Num1">
        <text:list-item>
          <text:p text:style-name="P4">Non-conflicting identical simultaneous changes and merge (auto-resolve), A1 &amp; B1 same</text:p>
        </text:list-item>
      </text:list>
      <text:p text:style-name="P2">(1,B=T),A1,A1-&gt;T1,B1,T1-&gt;B1</text:p>
      <text:p text:style-name="P2">(1,B=T),A1,A1-&gt;T1,B1,B1-&gt;T1</text:p>
      <text:p text:style-name="P8">Criteria:</text:p>
      <text:p text:style-name="P10">A1 changed to “hola world”.</text:p>
      <text:p text:style-name="P10">B1 changed to “hola world”.</text:p>
      <text:p text:style-name="P12">No interactive merge required at last merge, should identify this as an auto-resolve candidate</text:p>
      <text:list xml:id="list1427828519" text:continue-numbering="true" text:style-name="WW8Num1">
        <text:list-item>
          <text:p text:style-name="P4">Conflicting simultaneous changes and merge (guided-resolve), A1 &amp; B1 different</text:p>
        </text:list-item>
      </text:list>
      <text:p text:style-name="P2">(1,B=T),A1,A1-&gt;T1,B1,T1-&gt;B1</text:p>
      <text:p text:style-name="P2">(1,B=T),A1,A1-&gt;T1,B1,B1-&gt;T1</text:p>
      <text:p text:style-name="P8">Criteria:</text:p>
      <text:p text:style-name="P10">A1 changed to “hola world”.</text:p>
      <text:p text:style-name="P10">B1 changed to “hello mundo”.</text:p>
      <text:p text:style-name="P10"><text:soft-page-break/>Interactive merge required at last merge</text:p>
      <text:list xml:id="list496416702" text:continue-numbering="true" text:style-name="WW8Num1">
        <text:list-item>
          <text:p text:style-name="P4">Deletion in both branches individually, and merge through trunk to alternate branch</text:p>
        </text:list-item>
      </text:list>
      <text:p text:style-name="P1">(1,B=T),Ad,Bd,Ad-&gt;Td,Td-&gt;Bd</text:p>
      <text:p text:style-name="P8">Criteria:</text:p>
      <text:p text:style-name="P10">System should auto-resolve without conflicts.</text:p>
      <text:list xml:id="list1203600428" text:continue-numbering="true" text:style-name="WW8Num1">
        <text:list-item>
          <text:p text:style-name="P4">Deletion in one branch, change in other, and merge through trunk to alternate branch</text:p>
        </text:list-item>
      </text:list>
      <text:p text:style-name="P1">(1,B=T),Ad,B1,Ad-&gt;Td,Td-&gt;B1</text:p>
      <text:p text:style-name="P8">Criteria:</text:p>
      <text:p text:style-name="P10">B1 changed to “hello mundo”.</text:p>
      <text:p text:style-name="P10">System should demand an interactive merge.</text:p>
      <text:list xml:id="list1266117908" text:continue-numbering="true" text:style-name="WW8Num1">
        <text:list-item>
          <text:p text:style-name="P4">Cross-Branch Copying and Integration</text:p>
        </text:list-item>
      </text:list>
      <text:p text:style-name="P2">(1,B=T),A1,A1-&gt;B1,A1-&gt;T1,B1-&gt;T1'</text:p>
      <text:p text:style-name="P8">Criteria:</text:p>
      <text:p text:style-name="P12">System should not require an interactive merge during the merge from B1 to T1' (no effective change) nor during the snap from trunk to the branch just prior to the merge to trunk.</text:p>
      <text:list xml:id="list421702093" text:continue-numbering="true" text:style-name="WW8Num1">
        <text:list-item>
          <text:p text:style-name="P4">Cross-Branch Copying and Integration</text:p>
        </text:list-item>
      </text:list>
      <text:p text:style-name="P2">(1,B=T),A1,A1-&gt;B1,A2,A2-&gt;T1,T1-&gt;B2,</text:p>
      <text:p text:style-name="Code"><text:span text:style-name="T2"><text:s text:c="31"/>B2-&gt;T2</text:span></text:p>
      <text:p text:style-name="P8">Criteria:</text:p>
      <text:p text:style-name="P12">System should not require an interactive merge during the merge from B1 to T1' (no effective change) nor during the snap from trunk to the branch just prior to the merge to trunk.</text:p>
      <text:list xml:id="list1983128235" text:continue-numbering="true" text:style-name="WW8Num1">
        <text:list-item>
          <text:p text:style-name="P4">Move versus change.</text:p>
        </text:list-item>
      </text:list>
      <text:p text:style-name="P1">(1,B=T),A1,Bm,B2-&gt;T1,T1-&gt;A2</text:p>
      <text:p text:style-name="P8">Criteria:</text:p>
      <text:p text:style-name="P12">System should not require an interactive merge during the merge from T1 to A2. Furthermore, the tool should be able to track the move of a file and merge the change into the new location. (no effective change).</text:p>
      <text:list xml:id="list1534339375" text:continue-numbering="true" text:style-name="WW8Num1">
        <text:list-item>
          <text:p text:style-name="P4">Similar to the Modify and Move Directory Test, this Modifies and Moves File</text:p>
        </text:list-item>
      </text:list>
      <text:p text:style-name="P2">(1,B=T),A1,Bm,B2-&gt;T1,T1-&gt;A2</text:p>
      <text:p text:style-name="P8">Criteria:</text:p>
      <text:p text:style-name="P12"><text:soft-page-break/>System should not require an interactive merge during the merge from T1 to A2. Furthermore, the tool should be able to track the move of a file and merge the change into the new location. (no effective change).</text:p>
      <text:h text:style-name="Heading_20_3" text:outline-level="3">Evaluation Results</text:h>
      <text:p text:style-name="Standard">The following table summarizes the results from the technical evaluation of the existing source control system compared to Git and Mercurial.</text:p>
      <text:p text:style-name="Standard"/>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5"><text:bookmark-start text:name="RANGE!A1:O4"/> <text:bookmark-end text:name="RANGE!A1:O4"/></text:p>
          </table:table-cell>
          <table:table-cell table:style-name="Table1.B1" office:value-type="string">
            <text:p text:style-name="P6">1</text:p>
          </table:table-cell>
          <table:table-cell table:style-name="Table1.B1" office:value-type="string">
            <text:p text:style-name="P6">2</text:p>
          </table:table-cell>
          <table:table-cell table:style-name="Table1.B1" office:value-type="string">
            <text:p text:style-name="P6">3</text:p>
          </table:table-cell>
          <table:table-cell table:style-name="Table1.B1" office:value-type="string">
            <text:p text:style-name="P6">4</text:p>
          </table:table-cell>
          <table:table-cell table:style-name="Table1.B1" office:value-type="string">
            <text:p text:style-name="P6">5</text:p>
          </table:table-cell>
          <table:table-cell table:style-name="Table1.B1" office:value-type="string">
            <text:p text:style-name="P6">6</text:p>
          </table:table-cell>
          <table:table-cell table:style-name="Table1.B1" office:value-type="string">
            <text:p text:style-name="P6">7</text:p>
          </table:table-cell>
          <table:table-cell table:style-name="Table1.B1" office:value-type="string">
            <text:p text:style-name="P6">8</text:p>
          </table:table-cell>
          <table:table-cell table:style-name="Table1.B1" office:value-type="string">
            <text:p text:style-name="P6">9</text:p>
          </table:table-cell>
          <table:table-cell table:style-name="Table1.B1" office:value-type="string">
            <text:p text:style-name="P6">10</text:p>
          </table:table-cell>
          <table:table-cell table:style-name="Table1.B1" office:value-type="string">
            <text:p text:style-name="P6">11</text:p>
          </table:table-cell>
          <table:table-cell table:style-name="Table1.B1" office:value-type="string">
            <text:p text:style-name="P6">12</text:p>
          </table:table-cell>
          <table:table-cell table:style-name="Table1.B1" office:value-type="string">
            <text:p text:style-name="P6">13</text:p>
          </table:table-cell>
          <table:table-cell table:style-name="Table1.O1" office:value-type="string">
            <text:p text:style-name="P6">LF</text:p>
          </table:table-cell>
        </table:table-row>
        <table:table-row table:style-name="Table1.2">
          <table:table-cell table:style-name="Table1.A2" office:value-type="string">
            <text:p text:style-name="P5">SVN</text:p>
          </table:table-cell>
          <table:table-cell table:style-name="Table1.B2" office:value-type="string">
            <text:p text:style-name="P6">Y</text:p>
          </table:table-cell>
          <table:table-cell table:style-name="Table1.C2" office:value-type="string">
            <text:p text:style-name="P6">Y</text:p>
          </table:table-cell>
          <table:table-cell table:style-name="Table1.C2" office:value-type="string">
            <text:p text:style-name="P6">Y</text:p>
          </table:table-cell>
          <table:table-cell table:style-name="Table1.C2" office:value-type="string">
            <text:p text:style-name="P6">Y</text:p>
          </table:table-cell>
          <table:table-cell table:style-name="Table1.C2" office:value-type="string">
            <text:p text:style-name="P6">Y</text:p>
          </table:table-cell>
          <table:table-cell table:style-name="Table1.C2" office:value-type="string">
            <text:p text:style-name="P7">N</text:p>
          </table:table-cell>
          <table:table-cell table:style-name="Table1.C2" office:value-type="string">
            <text:p text:style-name="P6">Y</text:p>
          </table:table-cell>
          <table:table-cell table:style-name="Table1.C2" office:value-type="string">
            <text:p text:style-name="P7">N</text:p>
          </table:table-cell>
          <table:table-cell table:style-name="Table1.C2" office:value-type="string">
            <text:p text:style-name="P6">Y</text:p>
          </table:table-cell>
          <table:table-cell table:style-name="Table1.C2" office:value-type="string">
            <text:p text:style-name="P7">N</text:p>
          </table:table-cell>
          <table:table-cell table:style-name="Table1.C2" office:value-type="string">
            <text:p text:style-name="P7">N</text:p>
          </table:table-cell>
          <table:table-cell table:style-name="Table1.C2" office:value-type="string">
            <text:p text:style-name="P7">N</text:p>
          </table:table-cell>
          <table:table-cell table:style-name="Table1.C2" office:value-type="string">
            <text:p text:style-name="P7">N</text:p>
          </table:table-cell>
          <table:table-cell table:style-name="Table1.O2" office:value-type="string">
            <text:p text:style-name="P6">Y</text:p>
          </table:table-cell>
        </table:table-row>
        <table:table-row table:style-name="Table1.3">
          <table:table-cell table:style-name="Table1.A2" office:value-type="string">
            <text:p text:style-name="P5">GIT</text:p>
          </table:table-cell>
          <table:table-cell table:style-name="Table1.B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C3" office:value-type="string">
            <text:p text:style-name="P6">Y</text:p>
          </table:table-cell>
          <table:table-cell table:style-name="Table1.O3" office:value-type="string">
            <text:p text:style-name="P6">Y</text:p>
          </table:table-cell>
        </table:table-row>
        <table:table-row table:style-name="Table1.2">
          <table:table-cell table:style-name="Table1.A4" office:value-type="string">
            <text:p text:style-name="P5">HG</text:p>
          </table:table-cell>
          <table:table-cell table:style-name="Table1.B4" office:value-type="string">
            <text:p text:style-name="P6">Y</text:p>
          </table:table-cell>
          <table:table-cell table:style-name="Table1.C4" office:value-type="string">
            <text:p text:style-name="P6">Y</text:p>
          </table:table-cell>
          <table:table-cell table:style-name="Table1.C4" office:value-type="string">
            <text:p text:style-name="P6">Y</text:p>
          </table:table-cell>
          <table:table-cell table:style-name="Table1.C4" office:value-type="string">
            <text:p text:style-name="P6">Y</text:p>
          </table:table-cell>
          <table:table-cell table:style-name="Table1.C4" office:value-type="string">
            <text:p text:style-name="P6">Y</text:p>
          </table:table-cell>
          <table:table-cell table:style-name="Table1.C4" office:value-type="string">
            <text:p text:style-name="P6">Y</text:p>
          </table:table-cell>
          <table:table-cell table:style-name="Table1.C4" office:value-type="string">
            <text:p text:style-name="P7">N</text:p>
          </table:table-cell>
          <table:table-cell table:style-name="Table1.C4" office:value-type="string">
            <text:p text:style-name="P6">Y</text:p>
          </table:table-cell>
          <table:table-cell table:style-name="Table1.C4" office:value-type="string">
            <text:p text:style-name="P7">N</text:p>
          </table:table-cell>
          <table:table-cell table:style-name="Table1.C4" office:value-type="string">
            <text:p text:style-name="P6">Y</text:p>
          </table:table-cell>
          <table:table-cell table:style-name="Table1.C4" office:value-type="string">
            <text:p text:style-name="P6">Y</text:p>
          </table:table-cell>
          <table:table-cell table:style-name="Table1.C4" office:value-type="string">
            <text:p text:style-name="P7">N</text:p>
          </table:table-cell>
          <table:table-cell table:style-name="Table1.C4" office:value-type="string">
            <text:p text:style-name="P7">N</text:p>
          </table:table-cell>
          <table:table-cell table:style-name="Table1.O4" office:value-type="string">
            <text:p text:style-name="P7">N</text:p>
          </table:table-cell>
        </table:table-row>
      </table:table>
      <text:p text:style-name="Standard"/>
      <text:p text:style-name="Standard">In addition to the technical testing performed through the thirteen cases above, also evaluated were the integrations of a commercial GUI merge tool with the command-line clients. Available upon request is an installation script that installs either Git or Mercurial on Unix. In the case of Git, the interactive GUI merge tool used was p4merge (freely available online). Assessing the integration of p4merge into these tools finds that while the integration of such was difficult to impossible in Mercurial, in the case of Git it can be demonstrated (upon request) to work flawlessly.</text:p>
      <text:p text:style-name="Standard">In addition to the above testing also evaluated was the availability and use of command-line based tools to modify SCM configuration files. While Git had built-in tools that worked flawlessly, and SVN has been demonstrated to support this, Mercurial did not have any such support out-of-the-box, and the effort to install plug-ins (register system-wide Python based modules) was a frustrating experience whose task was ultimately abandoned.</text:p>
      <text:h text:style-name="P3" text:outline-level="1">Appendix</text:h>
      <text:p text:style-name="Standard">TBD add test details here for each tool for record keeping purpo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Code" style:family="paragraph" style:parent-style-name="Block_20_Text">
      <style:paragraph-properties fo:margin-top="0.0835in" fo:margin-bottom="0.0835in"/>
      <style:text-properties style:font-name="Courier New"/>
    </style:style>
    <style:style style:name="Code_20_First" style:display-name="Code First" style:family="paragraph" style:parent-style-name="Code">
      <style:paragraph-properties fo:margin-top="0.0835in" fo:margin-bottom="0.083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ool Evaluation</dc:title>
    <meta:initial-creator>Robert Buck</meta:initial-creator>
    <meta:creation-date>2011-07-19T12:32:27</meta:creation-date>
    <meta:editing-cycles>1</meta:editing-cycles>
    <meta:editing-duration>PT00H00M00S</meta:editing-duration>
    <meta:document-statistic meta:table-count="1" meta:image-count="0" meta:object-count="0" meta:page-count="5" meta:paragraph-count="151" meta:word-count="822" meta:character-count="4968"/>
    <dc:date>2011-07-19T12:32:33</dc:date>
    <dc:creator>Robert Buck</dc:creator>
    <meta:generator>OpenOffice.org/3.2$Unix OpenOffice.org_project/320m19$Build-9505</meta:generator>
  </office:meta>
</office:document-meta>
</file>